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5cm" svg:height="1cm" svg:x="4.6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10.6cm" svg:y="5.9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1" draw:layer="layout" svg:width="0.5cm" svg:height="1cm" svg:x="10.9cm" svg:y="4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cm" svg:height="1cm" svg:x="10.4cm" svg:y="2.3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draw:type="line" svg:x1="5.358cm" svg:y1="9.446cm" svg:x2="5.35cm" svg:y2="6.4cm" draw:end-shape="id1" svg:d="m5358 9446-8-3046">
          <text:p/>
        </draw:connector>
        <draw:custom-shape draw:style-name="gr1" draw:text-style-name="P1" draw:layer="layout" svg:width="1cm" svg:height="1cm" svg:x="4.9cm" svg:y="7.2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1" draw:layer="layout" svg:width="1.5cm" svg:height="1cm" svg:x="1.8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.5cm" svg:height="1cm" svg:x="1.8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cm" svg:y1="7.9cm" svg:x2="2.5cm" svg:y2="6.4cm">
          <text:p/>
        </draw:line>
        <draw:line draw:style-name="gr2" draw:text-style-name="P1" draw:layer="layout" svg:x1="10.4cm" svg:y1="3.9cm" svg:x2="11.9cm" svg:y2="3.9cm">
          <text:p/>
        </draw:line>
        <draw:line draw:style-name="gr2" draw:text-style-name="P1" draw:layer="layout" svg:x1="2.5cm" svg:y1="5.9cm" svg:x2="2.5cm" svg:y2="3.4cm">
          <text:p/>
        </draw:line>
        <draw:custom-shape draw:style-name="gr1" draw:text-style-name="P1" draw:layer="layout" svg:width="1.5cm" svg:height="1cm" svg:x="7.1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.8cm" svg:y1="7.9cm" svg:x2="8cm" svg:y2="6.4cm">
          <text:p/>
        </draw:line>
        <draw:custom-shape draw:style-name="gr1" draw:text-style-name="P1" draw:layer="layout" svg:width="1.5cm" svg:height="1cm" svg:x="4.6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.5cm" svg:height="1cm" svg:x="7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.4cm" svg:y1="5.9cm" svg:x2="5.4cm" svg:y2="3.4cm">
          <text:p/>
        </draw:line>
        <draw:line draw:style-name="gr2" draw:text-style-name="P1" draw:layer="layout" svg:x1="5.6cm" svg:y1="2.9cm" svg:x2="7.1cm" svg:y2="2.9cm">
          <text:p/>
        </draw:line>
        <draw:line draw:style-name="gr2" draw:text-style-name="P1" draw:layer="layout" svg:x1="5.2cm" svg:y1="2.9cm" svg:x2="3.2cm" svg:y2="2.9cm">
          <text:p/>
        </draw:line>
        <draw:custom-shape draw:style-name="gr1" draw:text-style-name="P1" draw:layer="layout" svg:width="1cm" svg:height="1cm" svg:x="10.6cm" svg:y="7.3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3" draw:text-style-name="P2" draw:layer="layout" svg:width="2.5cm" svg:height="0.75cm" svg:x="12.5cm" svg:y="2.5cm">
          <draw:text-box>
            <text:p text:style-name="P2"><text:span text:style-name="T1">Resource</text:span></text:p>
          </draw:text-box>
        </draw:frame>
        <draw:frame draw:style-name="gr3" draw:text-style-name="P2" draw:layer="layout" svg:width="2.5cm" svg:height="0.75cm" svg:x="12.5cm" svg:y="3.5cm">
          <draw:text-box>
            <text:p text:style-name="P2"><text:span text:style-name="T1">URL</text:span></text:p>
          </draw:text-box>
        </draw:frame>
        <draw:frame draw:style-name="gr3" draw:text-style-name="P2" draw:layer="layout" svg:width="2.5cm" svg:height="0.75cm" svg:x="12.5cm" svg:y="4.7cm">
          <draw:text-box>
            <text:p text:style-name="P2"><text:span text:style-name="T1">GET</text:span></text:p>
          </draw:text-box>
        </draw:frame>
        <draw:frame draw:style-name="gr3" draw:text-style-name="P2" draw:layer="layout" svg:width="2.5cm" svg:height="0.75cm" svg:x="12.5cm" svg:y="6.1cm">
          <draw:text-box>
            <text:p text:style-name="P2"><text:span text:style-name="T1">POST</text:span></text:p>
          </draw:text-box>
        </draw:frame>
        <draw:frame draw:style-name="gr3" draw:text-style-name="P2" draw:layer="layout" svg:width="2.5cm" svg:height="0.75cm" svg:x="12.5cm" svg:y="7.3cm">
          <draw:text-box>
            <text:p text:style-name="P2"><text:span text:style-name="T1">Response</text:span></text:p>
          </draw:text-box>
        </draw:frame>
        <draw:custom-shape draw:style-name="gr1" draw:text-style-name="P1" draw:layer="layout" svg:width="1cm" svg:height="0.5cm" svg:x="10.6cm" svg:y="8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cm" svg:height="0.75cm" svg:x="12.5cm" svg:y="8.6cm">
          <draw:text-box>
            <text:p text:style-name="P2"><text:span text:style-name="T1">Representation</text:span></text:p>
          </draw:text-box>
        </draw:frame>
        <draw:polygon draw:style-name="gr4" draw:text-style-name="P1" draw:layer="layout" svg:width="2.499cm" svg:height="6.499cm" svg:x="1.5cm" svg:y="1.5cm" svg:viewBox="0 0 2500 6500" draw:points="0,5500 0,0 2500,0 2500,6500 0,6500">
          <text:p/>
        </draw:polygon>
        <draw:polygon draw:style-name="gr4" draw:text-style-name="P1" draw:layer="layout" svg:width="1.999cm" svg:height="5.499cm" svg:x="4.5cm" svg:y="1.5cm" svg:viewBox="0 0 2000 5500" draw:points="0,0 2000,0 2000,5500 0,5500">
          <text:p/>
        </draw:polygon>
        <draw:polygon draw:style-name="gr4" draw:text-style-name="P1" draw:layer="layout" svg:width="1.999cm" svg:height="5.499cm" svg:x="6.8cm" svg:y="1.5cm" svg:viewBox="0 0 2000 5500" draw:points="0,0 2000,0 2000,5500 0,5500">
          <text:p/>
        </draw:polygon>
        <draw:polygon draw:style-name="gr4" draw:text-style-name="P1" draw:layer="layout" svg:width="1.499cm" svg:height="0.499cm" svg:x="10.5cm" svg:y="1.3cm" svg:viewBox="0 0 1500 500" draw:points="0,0 1500,0 1500,500 0,500">
          <text:p/>
        </draw:polygon>
        <draw:frame draw:style-name="gr3" draw:text-style-name="P2" draw:layer="layout" svg:width="2.5cm" svg:height="0.75cm" svg:x="12.5cm" svg:y="1.2cm">
          <draw:text-box>
            <text:p text:style-name="P2"><text:span text:style-name="T1">Ori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7T05:30:14.39</meta:creation-date>
    <dc:date>2010-06-07T13:08:13.18</dc:date>
    <meta:editing-duration>PT00H38M29S</meta:editing-duration>
    <meta:editing-cycles>4</meta:editing-cycles>
    <meta:generator>OpenOffice.org/3.0$Win32 OpenOffice.org_project/300m15$Build-9379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